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1.9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stroke="none" svg:stroke-color="#000000" draw:fill="none" draw:fill-color="#ffffff" fo:min-height="0.4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4cm" svg:height="2cm" svg:x="8.3cm" svg:y="4.8cm">
          <text:p text:style-name="P1"><text:span text:style-name="T1">wait_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4cm" svg:height="2cm" svg:x="1.177cm" svg:y="4.788cm">
          <text:p text:style-name="P1"><text:span text:style-name="T1">wait_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3cm" svg:y1="5.8cm" svg:x2="4.577cm" svg:y2="5.788cm" draw:start-shape="id1" draw:start-glue-point="6" draw:end-shape="id2" draw:end-glue-point="10" svg:d="M8300 5800c-2791 0-930-12-3723-12" svg:viewBox="0 0 3724 13">
          <text:p/>
        </draw:connector>
        <draw:custom-shape draw:style-name="gr3" draw:text-style-name="P4" xml:id="id3" draw:id="id3" draw:layer="layout" svg:width="0.6cm" svg:height="0.6cm" svg:x="9.71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018cm" svg:y1="1.7cm" svg:x2="10cm" svg:y2="4.8cm" draw:start-shape="id3" draw:start-glue-point="8" draw:end-shape="id1" draw:end-glue-point="4" svg:d="M10018 1700c0 2326-18 777-18 3100" svg:viewBox="0 0 19 3101">
          <text:p/>
        </draw:connector>
        <draw:g>
          <draw:line draw:style-name="gr4" draw:text-style-name="P3" draw:layer="layout" svg:x1="10.318cm" svg:y1="2.621cm" svg:x2="12.918cm" svg:y2="2.621cm">
            <text:p/>
          </draw:line>
          <draw:frame draw:style-name="gr5" draw:text-style-name="P5" draw:layer="layout" svg:width="2.8cm" svg:height="0.721cm" svg:x="10.118cm" svg:y="2.6cm">
            <draw:text-box>
              <text:p text:style-name="P1"><text:span text:style-name="T1">connect</text:span></text:p>
            </draw:text-box>
          </draw:frame>
        </draw:g>
        <draw:g>
          <draw:line draw:style-name="gr4" draw:text-style-name="P3" draw:layer="layout" svg:x1="5.282cm" svg:y1="6.521cm" svg:x2="7.882cm" svg:y2="6.521cm">
            <text:p/>
          </draw:line>
          <draw:frame draw:style-name="gr5" draw:text-style-name="P5" draw:layer="layout" svg:width="2.8cm" svg:height="0.721cm" svg:x="5.082cm" svg:y="5.8cm">
            <draw:text-box>
              <text:p text:style-name="P1"><text:span text:style-name="T1">failure</text:span></text:p>
            </draw:text-box>
          </draw:frame>
          <draw:frame draw:style-name="gr5" draw:text-style-name="P5" draw:layer="layout" svg:width="4.2cm" svg:height="0.721cm" svg:x="4.4cm" svg:y="6.485cm">
            <draw:text-box>
              <text:p text:style-name="P1"><text:span text:style-name="T1">start timer</text:span></text:p>
            </draw:text-box>
          </draw:frame>
        </draw:g>
        <draw:g>
          <draw:line draw:style-name="gr4" draw:text-style-name="P3" draw:layer="layout" svg:x1="4.482cm" svg:y1="3.415cm" svg:x2="7.082cm" svg:y2="3.415cm">
            <text:p/>
          </draw:line>
          <draw:frame draw:style-name="gr5" draw:text-style-name="P5" draw:layer="layout" svg:width="2.8cm" svg:height="0.721cm" svg:x="4.282cm" svg:y="2.694cm">
            <draw:text-box>
              <text:p text:style-name="P1"><text:span text:style-name="T1">timeout</text:span></text:p>
            </draw:text-box>
          </draw:frame>
          <draw:frame draw:style-name="gr5" draw:text-style-name="P5" draw:layer="layout" svg:width="4.2cm" svg:height="0.721cm" svg:x="3.6cm" svg:y="3.379cm">
            <draw:text-box>
              <text:p text:style-name="P1"><text:span text:style-name="T1">connect</text:span></text:p>
            </draw:text-box>
          </draw:frame>
        </draw:g>
        <draw:connector draw:style-name="gr2" draw:text-style-name="P3" draw:layer="layout" draw:type="curve" svg:x1="2.877cm" svg:y1="4.788cm" svg:x2="8.798cm" svg:y2="5.093cm" draw:start-shape="id2" draw:start-glue-point="4" draw:end-shape="id1" draw:end-glue-point="5" svg:d="M2877 4788c0-751 5921-904 5921 305" svg:viewBox="0 0 5922 890">
          <text:p/>
        </draw:connector>
        <draw:custom-shape draw:style-name="gr1" draw:text-style-name="P2" xml:id="id4" draw:id="id4" draw:layer="layout" svg:width="3.4cm" svg:height="2cm" svg:x="8.3cm" svg:y="8.9cm">
          <text:p text:style-name="P1"><text:span text:style-name="T1">wait_dis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cm" svg:y1="6.8cm" svg:x2="10cm" svg:y2="8.9cm" draw:start-shape="id1" draw:start-glue-point="8" draw:end-shape="id4" draw:end-glue-point="4" svg:d="M10000 6800v2100" svg:viewBox="0 0 1 2101">
          <text:p/>
        </draw:connector>
        <draw:g>
          <draw:line draw:style-name="gr4" draw:text-style-name="P3" draw:layer="layout" svg:x1="10.982cm" svg:y1="7.621cm" svg:x2="13.582cm" svg:y2="7.621cm">
            <text:p/>
          </draw:line>
          <draw:frame draw:style-name="gr5" draw:text-style-name="P5" draw:layer="layout" svg:width="2.8cm" svg:height="0.721cm" svg:x="10.782cm" svg:y="6.9cm">
            <draw:text-box>
              <text:p text:style-name="P1"><text:span text:style-name="T1">success</text:span></text:p>
            </draw:text-box>
          </draw:frame>
          <draw:frame draw:style-name="gr5" draw:text-style-name="P5" draw:layer="layout" svg:width="4.2cm" svg:height="0.721cm" svg:x="10.1cm" svg:y="7.585cm">
            <draw:text-box>
              <text:p text:style-name="P1"><text:span text:style-name="T1">MSG_WIFI_OK</text:span></text:p>
            </draw:text-box>
          </draw:frame>
        </draw:g>
        <draw:connector draw:style-name="gr2" draw:text-style-name="P3" draw:layer="layout" draw:type="curve" svg:x1="8.3cm" svg:y1="9.9cm" svg:x2="2.877cm" svg:y2="6.788cm" draw:start-shape="id4" draw:start-glue-point="6" draw:end-shape="id2" draw:end-glue-point="8" svg:d="M8300 9900c-3616 0-5423-1037-5423-3112" svg:viewBox="0 0 5424 3113">
          <text:p/>
        </draw:connector>
        <draw:g>
          <draw:line draw:style-name="gr4" draw:text-style-name="P3" draw:layer="layout" svg:x1="3.282cm" svg:y1="10.715cm" svg:x2="5.882cm" svg:y2="10.715cm">
            <text:p/>
          </draw:line>
          <draw:frame draw:style-name="gr6" draw:text-style-name="P5" draw:layer="layout" svg:width="3.418cm" svg:height="0.721cm" svg:x="2.9cm" svg:y="10cm">
            <draw:text-box>
              <text:p text:style-name="P1"><text:span text:style-name="T1">disconnection</text:span></text:p>
            </draw:text-box>
          </draw:frame>
          <draw:frame draw:style-name="gr5" draw:text-style-name="P5" draw:layer="layout" svg:width="4.2cm" svg:height="1.191cm" svg:x="2.4cm" svg:y="10.679cm">
            <draw:text-box>
              <text:p text:style-name="P1"><text:span text:style-name="T1">start timer</text:span></text:p>
              <text:p text:style-name="P1"><text:span text:style-name="T1">MSG_WIFI_K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1:59:13.872587000</meta:creation-date>
    <dc:date>2015-12-27T12:26:52.940322000</dc:date>
    <meta:editing-duration>PT11M13S</meta:editing-duration>
    <meta:editing-cycles>2</meta:editing-cycles>
    <meta:generator>LibreOffice/5.0.3.2$MacOSX_X86_64 LibreOffice_project/e5f16313668ac592c1bfb310f4390624e3dbfb75</meta:generator>
    <meta:document-statistic meta:object-count="28"/>
  </office:meta>
</office:document-meta>
</file>